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Attribute.setPersistPeriod( int persist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Attribute.getPersistPeri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Attribute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Attribute.setPersistPolicy( @ Nullable String persist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nagedAttribute.getPersist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Attribute.setDefaultValue( @ Nullable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